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List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ort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istImpl.contains( shor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istImpl.ShortListImpl( short [ ] array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ortList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